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311.84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19.25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25.46pt"/>
    </style:style>
    <style:style style:name="co9" style:family="table-column">
      <style:table-column-properties fo:break-before="auto" style:column-width="33.14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27.75pt"/>
    </style:style>
    <style:style style:name="co13" style:family="table-column">
      <style:table-column-properties fo:break-before="auto" style:column-width="29.31pt"/>
    </style:style>
    <style:style style:name="co14" style:family="table-column">
      <style:table-column-properties fo:break-before="auto" style:column-width="36.26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26.19pt"/>
    </style:style>
    <style:style style:name="co17" style:family="table-column">
      <style:table-column-properties fo:break-before="auto" style:column-width="34.7pt"/>
    </style:style>
    <style:style style:name="co18" style:family="table-column">
      <style:table-column-properties fo:break-before="auto" style:column-width="43.99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style:rotation-angle="90"/>
      <style:text-properties fo:font-weight="bold" style:font-weight-asian="bold" style:font-weight-complex="600"/>
    </style:style>
    <style:style style:name="ce6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none" fo:border-left="none" fo:border-right="0.99pt solid #000000" style:rotation-angle="9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padding="2.01pt" fo:border-right="0.99pt solid #000000" fo:border-top="none"/>
    </style:style>
    <style:style style:name="ce10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928.12pt" svg:height="543.63pt" svg:x="3.91pt" svg:y="1014.21pt">
            <draw:object draw:notify-on-update-of-ranges="Sheet1.B6:Sheet1.B60 Sheet1.I4:Sheet1.I4 Sheet1.I6:Sheet1.I60 Sheet1.L4:Sheet1.L4 Sheet1.L6:Sheet1.L60 Sheet1.O4:Sheet1.O4 Sheet1.O6:Sheet1.O60 Sheet1.R4:Sheet1.R4 Sheet1.R6:Sheet1.R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4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ce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table:style-name="ce3" office:value-type="string" calcext:value-type="string" table:number-columns-spanned="7" table:number-rows-spanned="4">
            <text:p>Input circuits</text:p>
          </table:table-cell>
          <table:covered-table-cell table:style-name="ce3"/>
          <table:covered-table-cell table:number-columns-repeated="4"/>
          <table:covered-table-cell table:style-name="Default"/>
          <table:table-cell table:style-name="ce11" office:value-type="string" calcext:value-type="string" table:number-columns-spanned="12" table:number-rows-spanned="1">
            <text:p>Converted with AddParityTool: 50% protected, 1 extra latch protects 2 latche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table-cell/>
          <table:covered-table-cell table:number-columns-repeated="6"/>
          <table:covered-table-cell table:style-name="Default"/>
          <table:table-cell table:style-name="ce12" office:value-type="string" calcext:value-type="string" table:number-columns-spanned="12" table:number-rows-spanned="1">
            <text:p>Testcases generated randomly: 3 TCs, each has a length of 15 time-step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table-cell/>
          <table:covered-table-cell table:number-columns-repeated="6"/>
          <table:covered-table-cell table:style-name="Default"/>
          <table:table-cell table:style-name="ce13" table:number-columns-spanned="12" table:number-rows-spanned="1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table-cell/>
          <table:covered-table-cell table:number-columns-repeated="6" table:style-name="ce1"/>
          <table:covered-table-cell/>
          <table:table-cell table:style-name="ce14" office:value-type="string" calcext:value-type="string" table:number-columns-spanned="3" table:number-rows-spanned="1">
            <text:p>sim [mode 0]</text:p>
          </table:table-cell>
          <table:covered-table-cell table:style-name="ce1"/>
          <table:covered-table-cell table:style-name="ce14"/>
          <table:table-cell table:style-name="ce14" office:value-type="string" calcext:value-type="string" table:number-columns-spanned="3" table:number-rows-spanned="1">
            <text:p>sta [mode 0]</text:p>
          </table:table-cell>
          <table:covered-table-cell table:style-name="ce1"/>
          <table:covered-table-cell table:style-name="ce14"/>
          <table:table-cell table:style-name="ce14" office:value-type="string" calcext:value-type="string" table:number-columns-spanned="3" table:number-rows-spanned="1">
            <text:p>sta [mode 1]</text:p>
          </table:table-cell>
          <table:covered-table-cell table:style-name="ce1"/>
          <table:covered-table-cell table:style-name="ce14"/>
          <table:table-cell table:style-name="ce14" office:value-type="string" calcext:value-type="string" table:number-columns-spanned="3" table:number-rows-spanned="1">
            <text:p>stla [mode 0]</text:p>
          </table:table-cell>
          <table:covered-table-cell table:style-name="ce1"/>
          <table:covered-table-cell table:style-name="ce14"/>
        </table:table-row>
        <table:table-row table:style-name="ro2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File-name</text:p>
          </table:table-cell>
          <table:table-cell table:style-name="ce5" office:value-type="string" calcext:value-type="string">
            <text:p>variables</text:p>
          </table:table-cell>
          <table:table-cell table:style-name="ce6" office:value-type="string" calcext:value-type="string">
            <text:p>inputs</text:p>
          </table:table-cell>
          <table:table-cell table:style-name="ce6" office:value-type="string" calcext:value-type="string">
            <text:p>latches</text:p>
          </table:table-cell>
          <table:table-cell table:style-name="ce6" office:value-type="string" calcext:value-type="string">
            <text:p>err_latches</text:p>
          </table:table-cell>
          <table:table-cell table:style-name="ce6" office:value-type="string" calcext:value-type="string">
            <text:p>outputs</text:p>
          </table:table-cell>
          <table:table-cell table:style-name="ce8" office:value-type="string" calcext:value-type="string">
            <text:p>AND gates</text:p>
          </table:table-cell>
          <table:table-cell table:style-name="ce6" office:value-type="string" calcext:value-type="string">
            <text:p>CPU-Time</text:p>
          </table:table-cell>
          <table:table-cell table:style-name="ce6" office:value-type="string" calcext:value-type="string">
            <text:p>Real-Time</text:p>
          </table:table-cell>
          <table:table-cell table:style-name="ce8" office:value-type="string" calcext:value-type="string">
            <text:p>vuln. Found</text:p>
          </table:table-cell>
          <table:table-cell table:style-name="ce6" office:value-type="string" calcext:value-type="string">
            <text:p>CPU-Time</text:p>
          </table:table-cell>
          <table:table-cell table:style-name="ce6" office:value-type="string" calcext:value-type="string">
            <text:p>Real-Time</text:p>
          </table:table-cell>
          <table:table-cell table:style-name="ce8" office:value-type="string" calcext:value-type="string">
            <text:p>vuln. Found</text:p>
          </table:table-cell>
          <table:table-cell table:style-name="ce6" office:value-type="string" calcext:value-type="string">
            <text:p>CPU-Time</text:p>
          </table:table-cell>
          <table:table-cell table:style-name="ce6" office:value-type="string" calcext:value-type="string">
            <text:p>Real-Time</text:p>
          </table:table-cell>
          <table:table-cell table:style-name="ce8" office:value-type="string" calcext:value-type="string">
            <text:p>vuln. Found</text:p>
          </table:table-cell>
          <table:table-cell table:style-name="ce6" office:value-type="string" calcext:value-type="string">
            <text:p>CPU-Time</text:p>
          </table:table-cell>
          <table:table-cell table:style-name="ce6" office:value-type="string" calcext:value-type="string">
            <text:p>Real-Time</text:p>
          </table:table-cell>
          <table:table-cell table:style-name="ce8" office:value-type="string" calcext:value-type="string">
            <text:p>vuln. Found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8">
            <text:p>minmax</text:p>
          </table:table-cell>
          <table:table-cell office:value-type="string" calcext:value-type="string">
            <text:p>IWLS_2002_AIG/texas/minmax10_orig.aig</text:p>
          </table:table-cell>
          <table:table-cell office:value-type="float" office:value="467" calcext:value-type="float">
            <text:p>4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424" calcext:value-type="float">
            <text:p>424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51345" calcext:value-type="float">
            <text:p>1.513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28016" calcext:value-type="float">
            <text:p>0.2280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77928" calcext:value-type="float">
            <text:p>0.1779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inmax10_sweep.aig</text:p>
          </table:table-cell>
          <table:table-cell office:value-type="float" office:value="467" calcext:value-type="float">
            <text:p>4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424" calcext:value-type="float">
            <text:p>424</text:p>
          </table:table-cell>
          <table:table-cell office:value-type="float" office:value="0.005135" calcext:value-type="float">
            <text:p>0.0051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49968" calcext:value-type="float">
            <text:p>1.499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46066" calcext:value-type="float">
            <text:p>0.2460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76798" calcext:value-type="float">
            <text:p>0.1767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inmax10_synth.aig</text:p>
          </table:table-cell>
          <table:table-cell office:value-type="float" office:value="564" calcext:value-type="float">
            <text:p>56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521" calcext:value-type="float">
            <text:p>521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01616" calcext:value-type="float">
            <text:p>2.016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313547" calcext:value-type="float">
            <text:p>0.3135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4209" calcext:value-type="float">
            <text:p>0.142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inmax12_orig.aig</text:p>
          </table:table-cell>
          <table:table-cell office:value-type="float" office:value="563" calcext:value-type="float">
            <text:p>56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512" calcext:value-type="float">
            <text:p>512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30998" calcext:value-type="float">
            <text:p>2.309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28955" calcext:value-type="float">
            <text:p>0.3289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88098" calcext:value-type="float">
            <text:p>0.1880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inmax12_sweep.aig</text:p>
          </table:table-cell>
          <table:table-cell office:value-type="float" office:value="563" calcext:value-type="float">
            <text:p>56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512" calcext:value-type="float">
            <text:p>512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712" calcext:value-type="float">
            <text:p>2.27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28221" calcext:value-type="float">
            <text:p>0.3282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88167" calcext:value-type="float">
            <text:p>0.1881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inmax12_synth.aig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633" calcext:value-type="float">
            <text:p>633</text:p>
          </table:table-cell>
          <table:table-cell office:value-type="float" office:value="0.008416" calcext:value-type="float">
            <text:p>0.0084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69889" calcext:value-type="float">
            <text:p>2.6988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430668" calcext:value-type="float">
            <text:p>0.4306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00004" calcext:value-type="float">
            <text:p>0.2000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inmax20_orig.aig</text:p>
          </table:table-cell>
          <table:table-cell office:value-type="float" office:value="947" calcext:value-type="float">
            <text:p>94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864" calcext:value-type="float">
            <text:p>864</text:p>
          </table:table-cell>
          <table:table-cell office:value-type="float" office:value="0.019172" calcext:value-type="float">
            <text:p>0.01917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11824" calcext:value-type="float">
            <text:p>7.118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15758" calcext:value-type="float">
            <text:p>1.1575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794629" calcext:value-type="float">
            <text:p>0.7946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inmax20_sweep.aig</text:p>
          </table:table-cell>
          <table:table-cell office:value-type="float" office:value="947" calcext:value-type="float">
            <text:p>94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864" calcext:value-type="float">
            <text:p>864</text:p>
          </table:table-cell>
          <table:table-cell office:value-type="float" office:value="0.019347" calcext:value-type="float">
            <text:p>0.0193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81577" calcext:value-type="float">
            <text:p>6.8157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.22416" calcext:value-type="float">
            <text:p>1.224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92889" calcext:value-type="float">
            <text:p>0.6928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6">
            <text:p>others</text:p>
          </table:table-cell>
          <table:table-cell office:value-type="string" calcext:value-type="string">
            <text:p>IWLS_2002_AIG/texas/tbk-retime_orig.aig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605" calcext:value-type="float">
            <text:p>605</text:p>
          </table:table-cell>
          <table:table-cell office:value-type="float" office:value="0.038156" calcext:value-type="float">
            <text:p>0.038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5977" calcext:value-type="float">
            <text:p>5.059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55497" calcext:value-type="float">
            <text:p>0.7554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629" calcext:value-type="float">
            <text:p>1.576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tbk-retime_sweep.aig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605" calcext:value-type="float">
            <text:p>605</text:p>
          </table:table-cell>
          <table:table-cell office:value-type="float" office:value="0.038244" calcext:value-type="float">
            <text:p>0.038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3469" calcext:value-type="float">
            <text:p>4.834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18936" calcext:value-type="float">
            <text:p>0.7189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33436" calcext:value-type="float">
            <text:p>4.334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tbk-retime_synth.aig</text:p>
          </table:table-cell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634" calcext:value-type="float">
            <text:p>634</text:p>
          </table:table-cell>
          <table:table-cell office:value-type="float" office:value="0.036391" calcext:value-type="float">
            <text:p>0.036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95685" calcext:value-type="float">
            <text:p>4.956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63327" calcext:value-type="float">
            <text:p>3.6332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cbp_32_4_orig.aig</text:p>
          </table:table-cell>
          <table:table-cell office:value-type="float" office:value="401" calcext:value-type="float">
            <text:p>40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6" calcext:value-type="float">
            <text:p>336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0201" calcext:value-type="float">
            <text:p>0.802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47271" calcext:value-type="float">
            <text:p>0.1472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73589" calcext:value-type="float">
            <text:p>0.1735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cbp_32_4_sweep.aig</text:p>
          </table:table-cell>
          <table:table-cell office:value-type="float" office:value="401" calcext:value-type="float">
            <text:p>40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6" calcext:value-type="float">
            <text:p>336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33118" calcext:value-type="float">
            <text:p>0.8331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76054" calcext:value-type="float">
            <text:p>0.17605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cbp_32_4_synth.aig</text:p>
          </table:table-cell>
          <table:table-cell office:value-type="float" office:value="421" calcext:value-type="float">
            <text:p>42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56" calcext:value-type="float">
            <text:p>356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62119" calcext:value-type="float">
            <text:p>0.8621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51011" calcext:value-type="float">
            <text:p>0.1510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10214" calcext:value-type="float">
            <text:p>1.102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10">
            <text:p>s838</text:p>
          </table:table-cell>
          <table:table-cell office:value-type="string" calcext:value-type="string">
            <text:p>IWLS_2002_AIG/iscas89/s838.1_orig.aig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36" calcext:value-type="float">
            <text:p>336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296" calcext:value-type="float">
            <text:p>2.729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73057" calcext:value-type="float">
            <text:p>0.1730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7664" calcext:value-type="float">
            <text:p>1.776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iscas89/s838.1_sweep.aig</text:p>
          </table:table-cell>
          <table:table-cell office:value-type="float" office:value="403" calcext:value-type="float">
            <text:p>4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37" calcext:value-type="float">
            <text:p>337</text:p>
          </table:table-cell>
          <table:table-cell office:value-type="float" office:value="0.012498" calcext:value-type="float">
            <text:p>0.0124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68079" calcext:value-type="float">
            <text:p>2.680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167241" calcext:value-type="float">
            <text:p>0.1672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20172" calcext:value-type="float">
            <text:p>1.201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iscas89/s838.1_synth.aig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82" calcext:value-type="float">
            <text:p>382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2605" calcext:value-type="float">
            <text:p>2.2260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87899" calcext:value-type="float">
            <text:p>0.18789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90822" calcext:value-type="float">
            <text:p>0.8908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838.1_orig.aig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36" calcext:value-type="float">
            <text:p>336</text:p>
          </table:table-cell>
          <table:table-cell office:value-type="float" office:value="0.006849" calcext:value-type="float">
            <text:p>0.00684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1464" calcext:value-type="float">
            <text:p>2.14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182118" calcext:value-type="float">
            <text:p>0.1821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774509" calcext:value-type="float">
            <text:p>0.7745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838.1_sweep.aig</text:p>
          </table:table-cell>
          <table:table-cell office:value-type="float" office:value="403" calcext:value-type="float">
            <text:p>4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37" calcext:value-type="float">
            <text:p>337</text:p>
          </table:table-cell>
          <table:table-cell office:value-type="float" office:value="0.012582" calcext:value-type="float">
            <text:p>0.0125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1588" calcext:value-type="float">
            <text:p>3.215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218567" calcext:value-type="float">
            <text:p>0.2185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6953" calcext:value-type="float">
            <text:p>1.69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838.1_synth.aig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82" calcext:value-type="float">
            <text:p>382</text:p>
          </table:table-cell>
          <table:table-cell office:value-type="float" office:value="0.007199" calcext:value-type="float">
            <text:p>0.0071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7612" calcext:value-type="float">
            <text:p>2.276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13549" calcext:value-type="float">
            <text:p>0.2135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0589" calcext:value-type="float">
            <text:p>1.4058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s838.1_orig.aig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36" calcext:value-type="float">
            <text:p>336</text:p>
          </table:table-cell>
          <table:table-cell office:value-type="float" office:value="0.006871" calcext:value-type="float">
            <text:p>0.00687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7535" calcext:value-type="float">
            <text:p>2.775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08374" calcext:value-type="float">
            <text:p>0.2083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3535" calcext:value-type="float">
            <text:p>1.235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s838.1_sweep.aig</text:p>
          </table:table-cell>
          <table:table-cell office:value-type="float" office:value="403" calcext:value-type="float">
            <text:p>4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37" calcext:value-type="float">
            <text:p>337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64506" calcext:value-type="float">
            <text:p>3.645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72379" calcext:value-type="float">
            <text:p>0.1723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04685" calcext:value-type="float">
            <text:p>0.7046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s838.1_synth.aig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82" calcext:value-type="float">
            <text:p>382</text:p>
          </table:table-cell>
          <table:table-cell office:value-type="float" office:value="0.010146" calcext:value-type="float">
            <text:p>0.0101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1896" calcext:value-type="float">
            <text:p>2.2189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15579" calcext:value-type="float">
            <text:p>0.2155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0331" calcext:value-type="float">
            <text:p>1.903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5_AIG/s838.aig</text:p>
          </table:table-cell>
          <table:table-cell office:value-type="float" office:value="402" calcext:value-type="float">
            <text:p>40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36" calcext:value-type="float">
            <text:p>336</text:p>
          </table:table-cell>
          <table:table-cell office:value-type="float" office:value="0.010473" calcext:value-type="float">
            <text:p>0.0104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43692" calcext:value-type="float">
            <text:p>4.436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191726" calcext:value-type="float">
            <text:p>0.1917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7159" calcext:value-type="float">
            <text:p>1.071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10">
            <text:p>s1423</text:p>
          </table:table-cell>
          <table:table-cell office:value-type="string" calcext:value-type="string">
            <text:p>IWLS_2002_AIG/iscas89/s1423_orig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office:value-type="float" office:value="0.04516" calcext:value-type="float">
            <text:p>0.045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1625" calcext:value-type="float">
            <text:p>5.616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26098" calcext:value-type="float">
            <text:p>0.9260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16809" calcext:value-type="float">
            <text:p>6.1680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iscas89/s1423_sweep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office:value-type="float" office:value="0.044737" calcext:value-type="float">
            <text:p>0.0447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9664" calcext:value-type="float">
            <text:p>5.6966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0688" calcext:value-type="float">
            <text:p>1.506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56" calcext:value-type="float">
            <text:p>10.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iscas89/s1423_synth.aig</text:p>
          </table:table-cell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37" calcext:value-type="float">
            <text:p>637</text:p>
          </table:table-cell>
          <table:table-cell office:value-type="float" office:value="0.053261" calcext:value-type="float">
            <text:p>0.0532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35976" calcext:value-type="float">
            <text:p>7.359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21404" calcext:value-type="float">
            <text:p>1.214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.68558" calcext:value-type="float">
            <text:p>3.685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1423_orig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office:value-type="float" office:value="0.045428" calcext:value-type="float">
            <text:p>0.0454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93144" calcext:value-type="float">
            <text:p>5.9314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88289" calcext:value-type="float">
            <text:p>0.8882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75815" calcext:value-type="float">
            <text:p>4.758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1423_sweep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97535" calcext:value-type="float">
            <text:p>5.975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89939" calcext:value-type="float">
            <text:p>0.8899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3435" calcext:value-type="float">
            <text:p>3.634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s1423_synth.aig</text:p>
          </table:table-cell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37" calcext:value-type="float">
            <text:p>637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33385" calcext:value-type="float">
            <text:p>7.333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21251" calcext:value-type="float">
            <text:p>1.212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79975" calcext:value-type="float">
            <text:p>3.799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s1423_orig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8473" calcext:value-type="float">
            <text:p>5.684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37198" calcext:value-type="float">
            <text:p>0.9371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.1287" calcext:value-type="float">
            <text:p>34.128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s1423_sweep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office:value-type="float" office:value="0.045201" calcext:value-type="float">
            <text:p>0.0452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56996" calcext:value-type="float">
            <text:p>5.569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891617" calcext:value-type="float">
            <text:p>0.8916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30209" calcext:value-type="float">
            <text:p>6.302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s1423_synth.aig</text:p>
          </table:table-cell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37" calcext:value-type="float">
            <text:p>637</text:p>
          </table:table-cell>
          <table:table-cell office:value-type="float" office:value="0.053304" calcext:value-type="float">
            <text:p>0.0533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61704" calcext:value-type="float">
            <text:p>7.617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0926" calcext:value-type="float">
            <text:p>1.209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47647" calcext:value-type="float">
            <text:p>6.4764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5_AIG/s1423.aig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office:value-type="float" office:value="0.045569" calcext:value-type="float">
            <text:p>0.0455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2671" calcext:value-type="float">
            <text:p>5.6267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890164" calcext:value-type="float">
            <text:p>0.8901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9225" calcext:value-type="float">
            <text:p>3.392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others</text:p>
          </table:table-cell>
          <table:table-cell office:value-type="string" calcext:value-type="string">
            <text:p>IWLS_2005_AIG/ss_pcm.aig</text:p>
          </table:table-cell>
          <table:table-cell office:value-type="float" office:value="511" calcext:value-type="float">
            <text:p>511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405" calcext:value-type="float">
            <text:p>405</text:p>
          </table:table-cell>
          <table:table-cell office:value-type="float" office:value="0.050259" calcext:value-type="float">
            <text:p>0.05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77709" calcext:value-type="float">
            <text:p>8.777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.28169" calcext:value-type="float">
            <text:p>1.281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.00607" calcext:value-type="float">
            <text:p>7.0060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5_AIG/usb_phy.aig</text:p>
          </table:table-cell>
          <table:table-cell office:value-type="float" office:value="572" calcext:value-type="float">
            <text:p>572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459" calcext:value-type="float">
            <text:p>459</text:p>
          </table:table-cell>
          <table:table-cell office:value-type="float" office:value="0.051989" calcext:value-type="float">
            <text:p>0.05198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63176" calcext:value-type="float">
            <text:p>7.6317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.26774" calcext:value-type="float">
            <text:p>1.2677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72069" calcext:value-type="float">
            <text:p>4.7206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5_AIG/sasc.aig</text:p>
          </table:table-cell>
          <table:table-cell office:value-type="float" office:value="906" calcext:value-type="float">
            <text:p>906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773" calcext:value-type="float">
            <text:p>773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.526" calcext:value-type="float">
            <text:p>14.52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88238" calcext:value-type="float">
            <text:p>2.8823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.93621" calcext:value-type="float">
            <text:p>4.9362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18">
            <text:p>mult</text:p>
          </table:table-cell>
          <table:table-cell office:value-type="string" calcext:value-type="string">
            <text:p>IWLS_2002_AIG/LGSynth91/smlexamples/mult16b_orig.aig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81" calcext:value-type="float">
            <text:p>18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.986" calcext:value-type="float">
            <text:p>19.98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08116" calcext:value-type="float">
            <text:p>0.5081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03055" calcext:value-type="float">
            <text:p>0.5030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16b_sweep.aig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81" calcext:value-type="float">
            <text:p>181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.9116" calcext:value-type="float">
            <text:p>24.91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568877" calcext:value-type="float">
            <text:p>0.56887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04021" calcext:value-type="float">
            <text:p>0.5040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16b_synth.aig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51" calcext:value-type="float">
            <text:p>151</text:p>
          </table:table-cell>
          <table:table-cell office:value-type="float" office:value="0.001722" calcext:value-type="float">
            <text:p>0.0017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.72078" calcext:value-type="float">
            <text:p>5.720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19191" calcext:value-type="float">
            <text:p>1.1919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ult16b_orig.aig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81" calcext:value-type="float">
            <text:p>181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.704" calcext:value-type="float">
            <text:p>10.70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86246" calcext:value-type="float">
            <text:p>0.5862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93099" calcext:value-type="float">
            <text:p>0.59309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ult16b_sweep.aig</text:p>
          </table:table-cell>
          <table:table-cell office:value-type="float" office:value="228" calcext:value-type="float">
            <text:p>22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81" calcext:value-type="float">
            <text:p>181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.0447" calcext:value-type="float">
            <text:p>11.044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471845" calcext:value-type="float">
            <text:p>0.4718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95139" calcext:value-type="float">
            <text:p>0.5951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ult16b_synth.aig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51" calcext:value-type="float">
            <text:p>151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84485" calcext:value-type="float">
            <text:p>4.844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747019" calcext:value-type="float">
            <text:p>0.7470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462132" calcext:value-type="float">
            <text:p>0.4621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a_orig.aig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0577" calcext:value-type="float">
            <text:p>8.405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610406" calcext:value-type="float">
            <text:p>0.6104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45676" calcext:value-type="float">
            <text:p>1.456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a_sweep.aig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0.009658" calcext:value-type="float">
            <text:p>0.0096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5196" calcext:value-type="float">
            <text:p>8.451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609397" calcext:value-type="float">
            <text:p>0.6093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51926" calcext:value-type="float">
            <text:p>1.519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a_synth.aig</text:p>
          </table:table-cell>
          <table:table-cell office:value-type="float" office:value="410" calcext:value-type="float">
            <text:p>41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45" calcext:value-type="float">
            <text:p>34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42792" calcext:value-type="float">
            <text:p>5.427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464026" calcext:value-type="float">
            <text:p>0.4640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13397" calcext:value-type="float">
            <text:p>1.133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ult32a_orig.aig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.1056" calcext:value-type="float">
            <text:p>13.10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601842" calcext:value-type="float">
            <text:p>0.6018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175" calcext:value-type="float">
            <text:p>1.61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ult32a_sweep.aig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0.009556" calcext:value-type="float">
            <text:p>0.0095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69464" calcext:value-type="float">
            <text:p>7.694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676218" calcext:value-type="float">
            <text:p>0.6762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8157" calcext:value-type="float">
            <text:p>1.181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ult32a_synth.aig</text:p>
          </table:table-cell>
          <table:table-cell office:value-type="float" office:value="410" calcext:value-type="float">
            <text:p>41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45" calcext:value-type="float">
            <text:p>345</text:p>
          </table:table-cell>
          <table:table-cell office:value-type="float" office:value="0.007672" calcext:value-type="float">
            <text:p>0.007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25533" calcext:value-type="float">
            <text:p>0.5255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17346" calcext:value-type="float">
            <text:p>1.173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ult32b_sweep.aig</text:p>
          </table:table-cell>
          <table:table-cell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65" calcext:value-type="float">
            <text:p>365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.6228" calcext:value-type="float">
            <text:p>26.62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.29887" calcext:value-type="float">
            <text:p>1.298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.12352" calcext:value-type="float">
            <text:p>2.1235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ult32b_synth.aig</text:p>
          </table:table-cell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05" calcext:value-type="float">
            <text:p>305</text:p>
          </table:table-cell>
          <table:table-cell office:value-type="float" office:value="0.008578" calcext:value-type="float">
            <text:p>0.0085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.9467" calcext:value-type="float">
            <text:p>26.946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81045" calcext:value-type="float">
            <text:p>1.8104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11756" calcext:value-type="float">
            <text:p>2.117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b_sweep.aig</text:p>
          </table:table-cell>
          <table:table-cell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65" calcext:value-type="float">
            <text:p>365</text:p>
          </table:table-cell>
          <table:table-cell office:value-type="float" office:value="0.009121" calcext:value-type="float">
            <text:p>0.0091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.9657" calcext:value-type="float">
            <text:p>36.965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.80418" calcext:value-type="float">
            <text:p>1.804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15874" calcext:value-type="float">
            <text:p>2.1587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b_synth.aig</text:p>
          </table:table-cell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05" calcext:value-type="float">
            <text:p>305</text:p>
          </table:table-cell>
          <table:table-cell office:value-type="float" office:value="0.008723" calcext:value-type="float">
            <text:p>0.0087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.9034" calcext:value-type="float">
            <text:p>37.903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.07943" calcext:value-type="float">
            <text:p>3.0794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.11023" calcext:value-type="float">
            <text:p>2.110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LGSynth91/smlexamples/mult32b_orig.aig</text:p>
          </table:table-cell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66" calcext:value-type="float">
            <text:p>366</text:p>
          </table:table-cell>
          <table:table-cell office:value-type="float" office:value="0.010733" calcext:value-type="float">
            <text:p>0.0107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3.9956" calcext:value-type="float">
            <text:p>33.995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.08198" calcext:value-type="float">
            <text:p>2.0819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covered-table-cell table:style-name="ce1"/>
          <table:table-cell office:value-type="string" calcext:value-type="string">
            <text:p>IWLS_2002_AIG/texas/mult32b_orig.aig</text:p>
          </table:table-cell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66" calcext:value-type="float">
            <text:p>366</text:p>
          </table:table-cell>
          <table:table-cell office:value-type="float" office:value="0.010551" calcext:value-type="float">
            <text:p>0.0105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.1224" calcext:value-type="float">
            <text:p>34.12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.70264" calcext:value-type="float">
            <text:p>1.7026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74602" calcext:value-type="float">
            <text:p>2.7460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table:number-columns-repeated="7"/>
          <table:table-cell table:style-name="ce9"/>
          <table:table-cell table:number-columns-repeated="12"/>
        </table:table-row>
        <table:table-row table:style-name="ro3">
          <table:table-cell table:number-columns-repeated="7"/>
          <table:table-cell table:style-name="ce9"/>
          <table:table-cell table:number-columns-repeated="12"/>
        </table:table-row>
        <table:table-row table:style-name="ro1">
          <table:table-cell table:number-columns-repeated="7"/>
          <table:table-cell table:style-name="ce10" office:value-type="string" calcext:value-type="string">
            <text:p>SUM:</text:p>
          </table:table-cell>
          <table:table-cell table:style-name="ce1" table:formula="of:=SUM([.I6:.I61])" office:value-type="float" office:value="1.067857" calcext:value-type="float">
            <text:p>1.067857</text:p>
          </table:table-cell>
          <table:table-cell table:style-name="ce1" table:formula="of:=SUM([.J6:.J61])" office:value-type="float" office:value="1" calcext:value-type="float">
            <text:p>1</text:p>
          </table:table-cell>
          <table:table-cell table:style-name="ce10"/>
          <table:table-cell table:style-name="ce1" table:formula="of:=SUM([.L6:.L61])" office:value-type="float" office:value="494.617857" calcext:value-type="float">
            <text:p>494.617857</text:p>
          </table:table-cell>
          <table:table-cell table:style-name="ce1" table:formula="of:=SUM([.M6:.M61])" office:value-type="float" office:value="496" calcext:value-type="float">
            <text:p>496</text:p>
          </table:table-cell>
          <table:table-cell table:style-name="ce10"/>
          <table:table-cell table:style-name="ce1" table:formula="of:=SUM([.O6:.O61])" office:value-type="float" office:value="44.446435" calcext:value-type="float">
            <text:p>44.446435</text:p>
          </table:table-cell>
          <table:table-cell table:style-name="ce1" table:formula="of:=SUM([.P6:.P61])" office:value-type="float" office:value="45" calcext:value-type="float">
            <text:p>45</text:p>
          </table:table-cell>
          <table:table-cell table:style-name="ce10"/>
          <table:table-cell table:style-name="ce1" table:formula="of:=SUM([.R6:.R61])" office:value-type="float" office:value="151.048638" calcext:value-type="float">
            <text:p>151.048638</text:p>
          </table:table-cell>
          <table:table-cell table:style-name="ce1" table:formula="of:=SUM([.S6:.S61])" office:value-type="float" office:value="150" calcext:value-type="float">
            <text:p>150</text:p>
          </table:table-cell>
          <table:table-cell/>
        </table:table-row>
        <table:table-row table:style-name="ro3">
          <table:table-cell table:number-columns-repeated="7"/>
          <table:table-cell table:style-name="ce9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7" table:number-rows-spanned="2">
            <text:p>Execution Time of the first 4 modes:</text:p>
          </table:table-cell>
          <table:covered-table-cell table:style-name="ce4"/>
          <table:covered-table-cell table:number-columns-repeated="4"/>
          <table:covered-table-cell table:style-name="ce9"/>
          <table:table-cell table:number-columns-repeated="12"/>
        </table:table-row>
        <table:table-row table:style-name="ro1">
          <table:table-cell/>
          <table:covered-table-cell table:number-columns-repeated="6"/>
          <table:covered-table-cell table:style-name="ce9"/>
          <table:table-cell table:number-columns-repeated="12"/>
        </table:table-row>
        <table:table-row table:style-name="ro3" table:number-rows-repeated="249">
          <table:table-cell table:number-columns-repeated="7"/>
          <table:table-cell table:style-name="ce9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25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7:07:05.003019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3:17:13.553068728</meta:creation-date>
    <dc:date>2015-08-27T14:46:40.234103241</dc:date>
    <meta:editing-duration>PT2H47M18S</meta:editing-duration>
    <meta:editing-cycles>12</meta:editing-cycles>
    <meta:generator>LibreOffice/4.4.2.2$Linux_X86_64 LibreOffice_project/40m0$Build-2</meta:generator>
    <meta:document-statistic meta:table-count="1" meta:cell-count="10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43cm" svg:height="19.179cm" xlink:href=".." xlink:type="simple" chart:class="chart:line" chart:style-name="ch1">
        <chart:title svg:x="12.835cm" svg:y="0.519cm" chart:style-name="ch2">
          <text:p>Execution time of the first 4 modes</text:p>
        </chart:title>
        <chart:legend chart:legend-position="start" svg:x="0.21cm" svg:y="8.543cm" style:legend-expansion="high" chart:style-name="ch3"/>
        <chart:plot-area chart:style-name="ch4" table:cell-range-address="Sheet1.B6:Sheet1.B60 Sheet1.I4:Sheet1.I4 Sheet1.I6:Sheet1.I60 Sheet1.L4:Sheet1.L4 Sheet1.L6:Sheet1.L60 Sheet1.O4:Sheet1.O4 Sheet1.O6:Sheet1.O60 Sheet1.R4:Sheet1.R4 Sheet1.R6:Sheet1.R60" chart:data-source-has-labels="both" svg:x="-0.04cm" svg:y="1.504cm" svg:width="32.781cm" svg:height="17.08cm">
          <chartooo:coordinate-region svg:x="4.704cm" svg:y="1.703cm" svg:width="27.896cm" svg:height="9.578cm"/>
          <chart:axis chart:dimension="x" chart:name="primary-x" chart:style-name="ch5" chartooo:axis-type="auto">
            <chartooo:date-scale/>
            <chart:categories table:cell-range-address="Sheet1.B6:Sheet1.B60"/>
            <chart:grid chart:style-name="ch6" chart:class="major"/>
          </chart:axis>
          <chart:axis chart:dimension="y" chart:name="primary-y" chart:style-name="ch5">
            <chart:title svg:x="2.534cm" svg:y="2.765cm" chart:style-name="ch7">
              <text:p>time [s]</text:p>
            </chart:title>
            <chart:grid chart:style-name="ch6" chart:class="major"/>
          </chart:axis>
          <chart:series chart:style-name="ch8" chart:values-cell-range-address="Sheet1.I6:Sheet1.I60" chart:label-cell-address="Sheet1.I4:Sheet1.I4" chart:class="chart:line">
            <chart:data-point chart:repeated="55"/>
          </chart:series>
          <chart:series chart:style-name="ch9" chart:values-cell-range-address="Sheet1.L6:Sheet1.L60" chart:label-cell-address="Sheet1.L4:Sheet1.L4" chart:class="chart:line">
            <chart:data-point chart:repeated="55"/>
          </chart:series>
          <chart:series chart:style-name="ch10" chart:values-cell-range-address="Sheet1.O6:Sheet1.O60" chart:label-cell-address="Sheet1.O4:Sheet1.O4" chart:class="chart:line">
            <chart:data-point chart:repeated="55"/>
          </chart:series>
          <chart:series chart:style-name="ch11" chart:values-cell-range-address="Sheet1.R6:Sheet1.R60" chart:label-cell-address="Sheet1.R4:Sheet1.R4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 [mode 0]</text:p>
                <draw:g>
                  <svg:desc>Sheet1.I4:Sheet1.I4</svg:desc>
                </draw:g>
              </table:table-cell>
              <table:table-cell office:value-type="string">
                <text:p>sta [mode 0]</text:p>
                <draw:g>
                  <svg:desc>Sheet1.L4:Sheet1.L4</svg:desc>
                </draw:g>
              </table:table-cell>
              <table:table-cell office:value-type="string">
                <text:p>sta [mode 1]</text:p>
                <draw:g>
                  <svg:desc>Sheet1.O4:Sheet1.O4</svg:desc>
                </draw:g>
              </table:table-cell>
              <table:table-cell office:value-type="string">
                <text:p>stla [mode 0]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WLS_2002_AIG/texas/minmax10_orig.aig</text:p>
                <draw:g>
                  <svg:desc>Sheet1.B6:Sheet1.B60</svg:desc>
                </draw:g>
              </table:table-cell>
              <table:table-cell office:value-type="float" office:value="0.005222">
                <text:p>0.005222</text:p>
                <draw:g>
                  <svg:desc>Sheet1.I6:Sheet1.I60</svg:desc>
                </draw:g>
              </table:table-cell>
              <table:table-cell office:value-type="float" office:value="1.51345">
                <text:p>1.51345</text:p>
                <draw:g>
                  <svg:desc>Sheet1.L6:Sheet1.L60</svg:desc>
                </draw:g>
              </table:table-cell>
              <table:table-cell office:value-type="float" office:value="0.228016">
                <text:p>0.228016</text:p>
                <draw:g>
                  <svg:desc>Sheet1.O6:Sheet1.O60</svg:desc>
                </draw:g>
              </table:table-cell>
              <table:table-cell office:value-type="float" office:value="0.177928">
                <text:p>0.177928</text:p>
                <draw:g>
                  <svg:desc>Sheet1.R6:Sheet1.R60</svg:desc>
                </draw:g>
              </table:table-cell>
            </table:table-row>
            <table:table-row>
              <table:table-cell office:value-type="string">
                <text:p>IWLS_2002_AIG/texas/minmax10_sweep.aig</text:p>
              </table:table-cell>
              <table:table-cell office:value-type="float" office:value="0.005135">
                <text:p>0.005135</text:p>
              </table:table-cell>
              <table:table-cell office:value-type="float" office:value="1.49968">
                <text:p>1.49968</text:p>
              </table:table-cell>
              <table:table-cell office:value-type="float" office:value="0.246066">
                <text:p>0.246066</text:p>
              </table:table-cell>
              <table:table-cell office:value-type="float" office:value="0.176798">
                <text:p>0.176798</text:p>
              </table:table-cell>
            </table:table-row>
            <table:table-row>
              <table:table-cell office:value-type="string">
                <text:p>IWLS_2002_AIG/texas/minmax10_synth.aig</text:p>
              </table:table-cell>
              <table:table-cell office:value-type="float" office:value="0.005796">
                <text:p>0.005796</text:p>
              </table:table-cell>
              <table:table-cell office:value-type="float" office:value="2.01616">
                <text:p>2.01616</text:p>
              </table:table-cell>
              <table:table-cell office:value-type="float" office:value="0.313547">
                <text:p>0.313547</text:p>
              </table:table-cell>
              <table:table-cell office:value-type="float" office:value="0.14209">
                <text:p>0.14209</text:p>
              </table:table-cell>
            </table:table-row>
            <table:table-row>
              <table:table-cell office:value-type="string">
                <text:p>IWLS_2002_AIG/texas/minmax12_orig.aig</text:p>
              </table:table-cell>
              <table:table-cell office:value-type="float" office:value="0.007151">
                <text:p>0.007151</text:p>
              </table:table-cell>
              <table:table-cell office:value-type="float" office:value="2.30998">
                <text:p>2.30998</text:p>
              </table:table-cell>
              <table:table-cell office:value-type="float" office:value="0.328955">
                <text:p>0.328955</text:p>
              </table:table-cell>
              <table:table-cell office:value-type="float" office:value="0.188098">
                <text:p>0.188098</text:p>
              </table:table-cell>
            </table:table-row>
            <table:table-row>
              <table:table-cell office:value-type="string">
                <text:p>IWLS_2002_AIG/texas/minmax12_sweep.aig</text:p>
              </table:table-cell>
              <table:table-cell office:value-type="float" office:value="0.007196">
                <text:p>0.007196</text:p>
              </table:table-cell>
              <table:table-cell office:value-type="float" office:value="2.2712">
                <text:p>2.2712</text:p>
              </table:table-cell>
              <table:table-cell office:value-type="float" office:value="0.328221">
                <text:p>0.328221</text:p>
              </table:table-cell>
              <table:table-cell office:value-type="float" office:value="0.188167">
                <text:p>0.188167</text:p>
              </table:table-cell>
            </table:table-row>
            <table:table-row>
              <table:table-cell office:value-type="string">
                <text:p>IWLS_2002_AIG/texas/minmax12_synth.aig</text:p>
              </table:table-cell>
              <table:table-cell office:value-type="float" office:value="0.008416">
                <text:p>0.008416</text:p>
              </table:table-cell>
              <table:table-cell office:value-type="float" office:value="2.69889">
                <text:p>2.69889</text:p>
              </table:table-cell>
              <table:table-cell office:value-type="float" office:value="0.430668">
                <text:p>0.430668</text:p>
              </table:table-cell>
              <table:table-cell office:value-type="float" office:value="0.200004">
                <text:p>0.200004</text:p>
              </table:table-cell>
            </table:table-row>
            <table:table-row>
              <table:table-cell office:value-type="string">
                <text:p>IWLS_2002_AIG/texas/minmax20_orig.aig</text:p>
              </table:table-cell>
              <table:table-cell office:value-type="float" office:value="0.019172">
                <text:p>0.019172</text:p>
              </table:table-cell>
              <table:table-cell office:value-type="float" office:value="7.11824">
                <text:p>7.11824</text:p>
              </table:table-cell>
              <table:table-cell office:value-type="float" office:value="1.15758">
                <text:p>1.15758</text:p>
              </table:table-cell>
              <table:table-cell office:value-type="float" office:value="0.794629">
                <text:p>0.794629</text:p>
              </table:table-cell>
            </table:table-row>
            <table:table-row>
              <table:table-cell office:value-type="string">
                <text:p>IWLS_2002_AIG/texas/minmax20_sweep.aig</text:p>
              </table:table-cell>
              <table:table-cell office:value-type="float" office:value="0.019347">
                <text:p>0.019347</text:p>
              </table:table-cell>
              <table:table-cell office:value-type="float" office:value="6.81577">
                <text:p>6.81577</text:p>
              </table:table-cell>
              <table:table-cell office:value-type="float" office:value="1.22416">
                <text:p>1.22416</text:p>
              </table:table-cell>
              <table:table-cell office:value-type="float" office:value="0.692889">
                <text:p>0.692889</text:p>
              </table:table-cell>
            </table:table-row>
            <table:table-row>
              <table:table-cell office:value-type="string">
                <text:p>IWLS_2002_AIG/texas/tbk-retime_orig.aig</text:p>
              </table:table-cell>
              <table:table-cell office:value-type="float" office:value="0.038156">
                <text:p>0.038156</text:p>
              </table:table-cell>
              <table:table-cell office:value-type="float" office:value="5.05977">
                <text:p>5.05977</text:p>
              </table:table-cell>
              <table:table-cell office:value-type="float" office:value="0.755497">
                <text:p>0.755497</text:p>
              </table:table-cell>
              <table:table-cell office:value-type="float" office:value="1.57629">
                <text:p>1.57629</text:p>
              </table:table-cell>
            </table:table-row>
            <table:table-row>
              <table:table-cell office:value-type="string">
                <text:p>IWLS_2002_AIG/texas/tbk-retime_sweep.aig</text:p>
              </table:table-cell>
              <table:table-cell office:value-type="float" office:value="0.038244">
                <text:p>0.038244</text:p>
              </table:table-cell>
              <table:table-cell office:value-type="float" office:value="4.83469">
                <text:p>4.83469</text:p>
              </table:table-cell>
              <table:table-cell office:value-type="float" office:value="0.718936">
                <text:p>0.718936</text:p>
              </table:table-cell>
              <table:table-cell office:value-type="float" office:value="4.33436">
                <text:p>4.33436</text:p>
              </table:table-cell>
            </table:table-row>
            <table:table-row>
              <table:table-cell office:value-type="string">
                <text:p>IWLS_2002_AIG/texas/tbk-retime_synth.aig</text:p>
              </table:table-cell>
              <table:table-cell office:value-type="float" office:value="0.036391">
                <text:p>0.036391</text:p>
              </table:table-cell>
              <table:table-cell office:value-type="float" office:value="4.95685">
                <text:p>4.95685</text:p>
              </table:table-cell>
              <table:table-cell office:value-type="float" office:value="0.998456">
                <text:p>0.998456</text:p>
              </table:table-cell>
              <table:table-cell office:value-type="float" office:value="3.63327">
                <text:p>3.63327</text:p>
              </table:table-cell>
            </table:table-row>
            <table:table-row>
              <table:table-cell office:value-type="string">
                <text:p>IWLS_2002_AIG/texas/cbp_32_4_orig.aig</text:p>
              </table:table-cell>
              <table:table-cell office:value-type="float" office:value="0.002377">
                <text:p>0.002377</text:p>
              </table:table-cell>
              <table:table-cell office:value-type="float" office:value="0.80201">
                <text:p>0.80201</text:p>
              </table:table-cell>
              <table:table-cell office:value-type="float" office:value="0.147271">
                <text:p>0.147271</text:p>
              </table:table-cell>
              <table:table-cell office:value-type="float" office:value="0.173589">
                <text:p>0.173589</text:p>
              </table:table-cell>
            </table:table-row>
            <table:table-row>
              <table:table-cell office:value-type="string">
                <text:p>IWLS_2002_AIG/texas/cbp_32_4_sweep.aig</text:p>
              </table:table-cell>
              <table:table-cell office:value-type="float" office:value="0.002323">
                <text:p>0.002323</text:p>
              </table:table-cell>
              <table:table-cell office:value-type="float" office:value="0.833118">
                <text:p>0.833118</text:p>
              </table:table-cell>
              <table:table-cell office:value-type="float" office:value="0.150772">
                <text:p>0.150772</text:p>
              </table:table-cell>
              <table:table-cell office:value-type="float" office:value="0.176054">
                <text:p>0.176054</text:p>
              </table:table-cell>
            </table:table-row>
            <table:table-row>
              <table:table-cell office:value-type="string">
                <text:p>IWLS_2002_AIG/texas/cbp_32_4_synth.aig</text:p>
              </table:table-cell>
              <table:table-cell office:value-type="float" office:value="0.003064">
                <text:p>0.003064</text:p>
              </table:table-cell>
              <table:table-cell office:value-type="float" office:value="0.862119">
                <text:p>0.862119</text:p>
              </table:table-cell>
              <table:table-cell office:value-type="float" office:value="0.151011">
                <text:p>0.151011</text:p>
              </table:table-cell>
              <table:table-cell office:value-type="float" office:value="1.10214">
                <text:p>1.10214</text:p>
              </table:table-cell>
            </table:table-row>
            <table:table-row>
              <table:table-cell office:value-type="string">
                <text:p>IWLS_2002_AIG/iscas89/s838.1_orig.aig</text:p>
              </table:table-cell>
              <table:table-cell office:value-type="float" office:value="0.006707">
                <text:p>0.006707</text:p>
              </table:table-cell>
              <table:table-cell office:value-type="float" office:value="2.7296">
                <text:p>2.7296</text:p>
              </table:table-cell>
              <table:table-cell office:value-type="float" office:value="0.173057">
                <text:p>0.173057</text:p>
              </table:table-cell>
              <table:table-cell office:value-type="float" office:value="1.77664">
                <text:p>1.77664</text:p>
              </table:table-cell>
            </table:table-row>
            <table:table-row>
              <table:table-cell office:value-type="string">
                <text:p>IWLS_2002_AIG/iscas89/s838.1_sweep.aig</text:p>
              </table:table-cell>
              <table:table-cell office:value-type="float" office:value="0.012498">
                <text:p>0.012498</text:p>
              </table:table-cell>
              <table:table-cell office:value-type="float" office:value="2.68079">
                <text:p>2.68079</text:p>
              </table:table-cell>
              <table:table-cell office:value-type="float" office:value="0.167241">
                <text:p>0.167241</text:p>
              </table:table-cell>
              <table:table-cell office:value-type="float" office:value="1.20172">
                <text:p>1.20172</text:p>
              </table:table-cell>
            </table:table-row>
            <table:table-row>
              <table:table-cell office:value-type="string">
                <text:p>IWLS_2002_AIG/iscas89/s838.1_synth.aig</text:p>
              </table:table-cell>
              <table:table-cell office:value-type="float" office:value="0.007458">
                <text:p>0.007458</text:p>
              </table:table-cell>
              <table:table-cell office:value-type="float" office:value="2.22605">
                <text:p>2.22605</text:p>
              </table:table-cell>
              <table:table-cell office:value-type="float" office:value="0.187899">
                <text:p>0.187899</text:p>
              </table:table-cell>
              <table:table-cell office:value-type="float" office:value="0.890822">
                <text:p>0.890822</text:p>
              </table:table-cell>
            </table:table-row>
            <table:table-row>
              <table:table-cell office:value-type="string">
                <text:p>IWLS_2002_AIG/LGSynth91/smlexamples/s838.1_orig.aig</text:p>
              </table:table-cell>
              <table:table-cell office:value-type="float" office:value="0.006849">
                <text:p>0.006849</text:p>
              </table:table-cell>
              <table:table-cell office:value-type="float" office:value="2.1464">
                <text:p>2.1464</text:p>
              </table:table-cell>
              <table:table-cell office:value-type="float" office:value="0.182118">
                <text:p>0.182118</text:p>
              </table:table-cell>
              <table:table-cell office:value-type="float" office:value="0.774509">
                <text:p>0.774509</text:p>
              </table:table-cell>
            </table:table-row>
            <table:table-row>
              <table:table-cell office:value-type="string">
                <text:p>IWLS_2002_AIG/LGSynth91/smlexamples/s838.1_sweep.aig</text:p>
              </table:table-cell>
              <table:table-cell office:value-type="float" office:value="0.012582">
                <text:p>0.012582</text:p>
              </table:table-cell>
              <table:table-cell office:value-type="float" office:value="3.21588">
                <text:p>3.21588</text:p>
              </table:table-cell>
              <table:table-cell office:value-type="float" office:value="0.218567">
                <text:p>0.218567</text:p>
              </table:table-cell>
              <table:table-cell office:value-type="float" office:value="1.6953">
                <text:p>1.6953</text:p>
              </table:table-cell>
            </table:table-row>
            <table:table-row>
              <table:table-cell office:value-type="string">
                <text:p>IWLS_2002_AIG/LGSynth91/smlexamples/s838.1_synth.aig</text:p>
              </table:table-cell>
              <table:table-cell office:value-type="float" office:value="0.007199">
                <text:p>0.007199</text:p>
              </table:table-cell>
              <table:table-cell office:value-type="float" office:value="2.27612">
                <text:p>2.27612</text:p>
              </table:table-cell>
              <table:table-cell office:value-type="float" office:value="0.213549">
                <text:p>0.213549</text:p>
              </table:table-cell>
              <table:table-cell office:value-type="float" office:value="1.40589">
                <text:p>1.40589</text:p>
              </table:table-cell>
            </table:table-row>
            <table:table-row>
              <table:table-cell office:value-type="string">
                <text:p>IWLS_2002_AIG/texas/s838.1_orig.aig</text:p>
              </table:table-cell>
              <table:table-cell office:value-type="float" office:value="0.006871">
                <text:p>0.006871</text:p>
              </table:table-cell>
              <table:table-cell office:value-type="float" office:value="2.77535">
                <text:p>2.77535</text:p>
              </table:table-cell>
              <table:table-cell office:value-type="float" office:value="0.208374">
                <text:p>0.208374</text:p>
              </table:table-cell>
              <table:table-cell office:value-type="float" office:value="1.23535">
                <text:p>1.23535</text:p>
              </table:table-cell>
            </table:table-row>
            <table:table-row>
              <table:table-cell office:value-type="string">
                <text:p>IWLS_2002_AIG/texas/s838.1_sweep.aig</text:p>
              </table:table-cell>
              <table:table-cell office:value-type="float" office:value="0.012494">
                <text:p>0.012494</text:p>
              </table:table-cell>
              <table:table-cell office:value-type="float" office:value="3.64506">
                <text:p>3.64506</text:p>
              </table:table-cell>
              <table:table-cell office:value-type="float" office:value="0.172379">
                <text:p>0.172379</text:p>
              </table:table-cell>
              <table:table-cell office:value-type="float" office:value="0.704685">
                <text:p>0.704685</text:p>
              </table:table-cell>
            </table:table-row>
            <table:table-row>
              <table:table-cell office:value-type="string">
                <text:p>IWLS_2002_AIG/texas/s838.1_synth.aig</text:p>
              </table:table-cell>
              <table:table-cell office:value-type="float" office:value="0.010146">
                <text:p>0.010146</text:p>
              </table:table-cell>
              <table:table-cell office:value-type="float" office:value="2.21896">
                <text:p>2.21896</text:p>
              </table:table-cell>
              <table:table-cell office:value-type="float" office:value="0.215579">
                <text:p>0.215579</text:p>
              </table:table-cell>
              <table:table-cell office:value-type="float" office:value="1.90331">
                <text:p>1.90331</text:p>
              </table:table-cell>
            </table:table-row>
            <table:table-row>
              <table:table-cell office:value-type="string">
                <text:p>IWLS_2005_AIG/s838.aig</text:p>
              </table:table-cell>
              <table:table-cell office:value-type="float" office:value="0.010473">
                <text:p>0.010473</text:p>
              </table:table-cell>
              <table:table-cell office:value-type="float" office:value="4.43692">
                <text:p>4.43692</text:p>
              </table:table-cell>
              <table:table-cell office:value-type="float" office:value="0.191726">
                <text:p>0.191726</text:p>
              </table:table-cell>
              <table:table-cell office:value-type="float" office:value="1.07159">
                <text:p>1.07159</text:p>
              </table:table-cell>
            </table:table-row>
            <table:table-row>
              <table:table-cell office:value-type="string">
                <text:p>IWLS_2002_AIG/iscas89/s1423_orig.aig</text:p>
              </table:table-cell>
              <table:table-cell office:value-type="float" office:value="0.04516">
                <text:p>0.04516</text:p>
              </table:table-cell>
              <table:table-cell office:value-type="float" office:value="5.61625">
                <text:p>5.61625</text:p>
              </table:table-cell>
              <table:table-cell office:value-type="float" office:value="0.926098">
                <text:p>0.926098</text:p>
              </table:table-cell>
              <table:table-cell office:value-type="float" office:value="6.16809">
                <text:p>6.16809</text:p>
              </table:table-cell>
            </table:table-row>
            <table:table-row>
              <table:table-cell office:value-type="string">
                <text:p>IWLS_2002_AIG/iscas89/s1423_sweep.aig</text:p>
              </table:table-cell>
              <table:table-cell office:value-type="float" office:value="0.044737">
                <text:p>0.044737</text:p>
              </table:table-cell>
              <table:table-cell office:value-type="float" office:value="5.69664">
                <text:p>5.69664</text:p>
              </table:table-cell>
              <table:table-cell office:value-type="float" office:value="1.50688">
                <text:p>1.50688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IWLS_2002_AIG/iscas89/s1423_synth.aig</text:p>
              </table:table-cell>
              <table:table-cell office:value-type="float" office:value="0.053261">
                <text:p>0.053261</text:p>
              </table:table-cell>
              <table:table-cell office:value-type="float" office:value="7.35976">
                <text:p>7.35976</text:p>
              </table:table-cell>
              <table:table-cell office:value-type="float" office:value="1.21404">
                <text:p>1.21404</text:p>
              </table:table-cell>
              <table:table-cell office:value-type="float" office:value="3.68558">
                <text:p>3.68558</text:p>
              </table:table-cell>
            </table:table-row>
            <table:table-row>
              <table:table-cell office:value-type="string">
                <text:p>IWLS_2002_AIG/LGSynth91/smlexamples/s1423_orig.aig</text:p>
              </table:table-cell>
              <table:table-cell office:value-type="float" office:value="0.045428">
                <text:p>0.045428</text:p>
              </table:table-cell>
              <table:table-cell office:value-type="float" office:value="5.93144">
                <text:p>5.93144</text:p>
              </table:table-cell>
              <table:table-cell office:value-type="float" office:value="0.888289">
                <text:p>0.888289</text:p>
              </table:table-cell>
              <table:table-cell office:value-type="float" office:value="4.75815">
                <text:p>4.75815</text:p>
              </table:table-cell>
            </table:table-row>
            <table:table-row>
              <table:table-cell office:value-type="string">
                <text:p>IWLS_2002_AIG/LGSynth91/smlexamples/s1423_sweep.aig</text:p>
              </table:table-cell>
              <table:table-cell office:value-type="float" office:value="0.04591">
                <text:p>0.04591</text:p>
              </table:table-cell>
              <table:table-cell office:value-type="float" office:value="5.97535">
                <text:p>5.97535</text:p>
              </table:table-cell>
              <table:table-cell office:value-type="float" office:value="0.889939">
                <text:p>0.889939</text:p>
              </table:table-cell>
              <table:table-cell office:value-type="float" office:value="3.63435">
                <text:p>3.63435</text:p>
              </table:table-cell>
            </table:table-row>
            <table:table-row>
              <table:table-cell office:value-type="string">
                <text:p>IWLS_2002_AIG/LGSynth91/smlexamples/s1423_synth.aig</text:p>
              </table:table-cell>
              <table:table-cell office:value-type="float" office:value="0.054485">
                <text:p>0.054485</text:p>
              </table:table-cell>
              <table:table-cell office:value-type="float" office:value="7.33385">
                <text:p>7.33385</text:p>
              </table:table-cell>
              <table:table-cell office:value-type="float" office:value="1.21251">
                <text:p>1.21251</text:p>
              </table:table-cell>
              <table:table-cell office:value-type="float" office:value="3.79975">
                <text:p>3.79975</text:p>
              </table:table-cell>
            </table:table-row>
            <table:table-row>
              <table:table-cell office:value-type="string">
                <text:p>IWLS_2002_AIG/texas/s1423_orig.aig</text:p>
              </table:table-cell>
              <table:table-cell office:value-type="float" office:value="0.04506">
                <text:p>0.04506</text:p>
              </table:table-cell>
              <table:table-cell office:value-type="float" office:value="5.68473">
                <text:p>5.68473</text:p>
              </table:table-cell>
              <table:table-cell office:value-type="float" office:value="0.937198">
                <text:p>0.937198</text:p>
              </table:table-cell>
              <table:table-cell office:value-type="float" office:value="34.1287">
                <text:p>34.1287</text:p>
              </table:table-cell>
            </table:table-row>
            <table:table-row>
              <table:table-cell office:value-type="string">
                <text:p>IWLS_2002_AIG/texas/s1423_sweep.aig</text:p>
              </table:table-cell>
              <table:table-cell office:value-type="float" office:value="0.045201">
                <text:p>0.045201</text:p>
              </table:table-cell>
              <table:table-cell office:value-type="float" office:value="5.56996">
                <text:p>5.56996</text:p>
              </table:table-cell>
              <table:table-cell office:value-type="float" office:value="0.891617">
                <text:p>0.891617</text:p>
              </table:table-cell>
              <table:table-cell office:value-type="float" office:value="6.30209">
                <text:p>6.30209</text:p>
              </table:table-cell>
            </table:table-row>
            <table:table-row>
              <table:table-cell office:value-type="string">
                <text:p>IWLS_2002_AIG/texas/s1423_synth.aig</text:p>
              </table:table-cell>
              <table:table-cell office:value-type="float" office:value="0.053304">
                <text:p>0.053304</text:p>
              </table:table-cell>
              <table:table-cell office:value-type="float" office:value="7.61704">
                <text:p>7.61704</text:p>
              </table:table-cell>
              <table:table-cell office:value-type="float" office:value="1.20926">
                <text:p>1.20926</text:p>
              </table:table-cell>
              <table:table-cell office:value-type="float" office:value="6.47647">
                <text:p>6.47647</text:p>
              </table:table-cell>
            </table:table-row>
            <table:table-row>
              <table:table-cell office:value-type="string">
                <text:p>IWLS_2005_AIG/s1423.aig</text:p>
              </table:table-cell>
              <table:table-cell office:value-type="float" office:value="0.045569">
                <text:p>0.045569</text:p>
              </table:table-cell>
              <table:table-cell office:value-type="float" office:value="5.62671">
                <text:p>5.62671</text:p>
              </table:table-cell>
              <table:table-cell office:value-type="float" office:value="0.890164">
                <text:p>0.890164</text:p>
              </table:table-cell>
              <table:table-cell office:value-type="float" office:value="3.39225">
                <text:p>3.39225</text:p>
              </table:table-cell>
            </table:table-row>
            <table:table-row>
              <table:table-cell office:value-type="string">
                <text:p>IWLS_2005_AIG/ss_pcm.aig</text:p>
              </table:table-cell>
              <table:table-cell office:value-type="float" office:value="0.050259">
                <text:p>0.050259</text:p>
              </table:table-cell>
              <table:table-cell office:value-type="float" office:value="8.77709">
                <text:p>8.77709</text:p>
              </table:table-cell>
              <table:table-cell office:value-type="float" office:value="1.28169">
                <text:p>1.28169</text:p>
              </table:table-cell>
              <table:table-cell office:value-type="float" office:value="7.00607">
                <text:p>7.00607</text:p>
              </table:table-cell>
            </table:table-row>
            <table:table-row>
              <table:table-cell office:value-type="string">
                <text:p>IWLS_2005_AIG/usb_phy.aig</text:p>
              </table:table-cell>
              <table:table-cell office:value-type="float" office:value="0.051989">
                <text:p>0.051989</text:p>
              </table:table-cell>
              <table:table-cell office:value-type="float" office:value="7.63176">
                <text:p>7.63176</text:p>
              </table:table-cell>
              <table:table-cell office:value-type="float" office:value="1.26774">
                <text:p>1.26774</text:p>
              </table:table-cell>
              <table:table-cell office:value-type="float" office:value="4.72069">
                <text:p>4.72069</text:p>
              </table:table-cell>
            </table:table-row>
            <table:table-row>
              <table:table-cell office:value-type="string">
                <text:p>IWLS_2005_AIG/sasc.aig</text:p>
              </table:table-cell>
              <table:table-cell office:value-type="float" office:value="0.074849">
                <text:p>0.074849</text:p>
              </table:table-cell>
              <table:table-cell office:value-type="float" office:value="14.526">
                <text:p>14.526</text:p>
              </table:table-cell>
              <table:table-cell office:value-type="float" office:value="2.88238">
                <text:p>2.88238</text:p>
              </table:table-cell>
              <table:table-cell office:value-type="float" office:value="4.93621">
                <text:p>4.93621</text:p>
              </table:table-cell>
            </table:table-row>
            <table:table-row>
              <table:table-cell office:value-type="string">
                <text:p>IWLS_2002_AIG/LGSynth91/smlexamples/mult16b_orig.aig</text:p>
              </table:table-cell>
              <table:table-cell office:value-type="float" office:value="0.00181">
                <text:p>0.00181</text:p>
              </table:table-cell>
              <table:table-cell office:value-type="float" office:value="19.986">
                <text:p>19.986</text:p>
              </table:table-cell>
              <table:table-cell office:value-type="float" office:value="0.508116">
                <text:p>0.508116</text:p>
              </table:table-cell>
              <table:table-cell office:value-type="float" office:value="0.503055">
                <text:p>0.503055</text:p>
              </table:table-cell>
            </table:table-row>
            <table:table-row>
              <table:table-cell office:value-type="string">
                <text:p>IWLS_2002_AIG/LGSynth91/smlexamples/mult16b_sweep.aig</text:p>
              </table:table-cell>
              <table:table-cell office:value-type="float" office:value="0.001774">
                <text:p>0.001774</text:p>
              </table:table-cell>
              <table:table-cell office:value-type="float" office:value="24.9116">
                <text:p>24.9116</text:p>
              </table:table-cell>
              <table:table-cell office:value-type="float" office:value="0.568877">
                <text:p>0.568877</text:p>
              </table:table-cell>
              <table:table-cell office:value-type="float" office:value="0.504021">
                <text:p>0.504021</text:p>
              </table:table-cell>
            </table:table-row>
            <table:table-row>
              <table:table-cell office:value-type="string">
                <text:p>IWLS_2002_AIG/LGSynth91/smlexamples/mult16b_synth.aig</text:p>
              </table:table-cell>
              <table:table-cell office:value-type="float" office:value="0.001722">
                <text:p>0.001722</text:p>
              </table:table-cell>
              <table:table-cell office:value-type="float" office:value="5.72078">
                <text:p>5.72078</text:p>
              </table:table-cell>
              <table:table-cell office:value-type="float" office:value="1.19191">
                <text:p>1.19191</text:p>
              </table:table-cell>
              <table:table-cell office:value-type="float" office:value="0.62808">
                <text:p>0.62808</text:p>
              </table:table-cell>
            </table:table-row>
            <table:table-row>
              <table:table-cell office:value-type="string">
                <text:p>IWLS_2002_AIG/texas/mult16b_orig.aig</text:p>
              </table:table-cell>
              <table:table-cell office:value-type="float" office:value="0.001816">
                <text:p>0.001816</text:p>
              </table:table-cell>
              <table:table-cell office:value-type="float" office:value="10.704">
                <text:p>10.704</text:p>
              </table:table-cell>
              <table:table-cell office:value-type="float" office:value="0.586246">
                <text:p>0.586246</text:p>
              </table:table-cell>
              <table:table-cell office:value-type="float" office:value="0.593099">
                <text:p>0.593099</text:p>
              </table:table-cell>
            </table:table-row>
            <table:table-row>
              <table:table-cell office:value-type="string">
                <text:p>IWLS_2002_AIG/texas/mult16b_sweep.aig</text:p>
              </table:table-cell>
              <table:table-cell office:value-type="float" office:value="0.001826">
                <text:p>0.001826</text:p>
              </table:table-cell>
              <table:table-cell office:value-type="float" office:value="11.0447">
                <text:p>11.0447</text:p>
              </table:table-cell>
              <table:table-cell office:value-type="float" office:value="0.471845">
                <text:p>0.471845</text:p>
              </table:table-cell>
              <table:table-cell office:value-type="float" office:value="0.595139">
                <text:p>0.595139</text:p>
              </table:table-cell>
            </table:table-row>
            <table:table-row>
              <table:table-cell office:value-type="string">
                <text:p>IWLS_2002_AIG/texas/mult16b_synth.aig</text:p>
              </table:table-cell>
              <table:table-cell office:value-type="float" office:value="0.001708">
                <text:p>0.001708</text:p>
              </table:table-cell>
              <table:table-cell office:value-type="float" office:value="4.84485">
                <text:p>4.84485</text:p>
              </table:table-cell>
              <table:table-cell office:value-type="float" office:value="0.747019">
                <text:p>0.747019</text:p>
              </table:table-cell>
              <table:table-cell office:value-type="float" office:value="0.462132">
                <text:p>0.462132</text:p>
              </table:table-cell>
            </table:table-row>
            <table:table-row>
              <table:table-cell office:value-type="string">
                <text:p>IWLS_2002_AIG/LGSynth91/smlexamples/mult32a_orig.aig</text:p>
              </table:table-cell>
              <table:table-cell office:value-type="float" office:value="0.009687">
                <text:p>0.009687</text:p>
              </table:table-cell>
              <table:table-cell office:value-type="float" office:value="8.40577">
                <text:p>8.40577</text:p>
              </table:table-cell>
              <table:table-cell office:value-type="float" office:value="0.610406">
                <text:p>0.610406</text:p>
              </table:table-cell>
              <table:table-cell office:value-type="float" office:value="1.45676">
                <text:p>1.45676</text:p>
              </table:table-cell>
            </table:table-row>
            <table:table-row>
              <table:table-cell office:value-type="string">
                <text:p>IWLS_2002_AIG/LGSynth91/smlexamples/mult32a_sweep.aig</text:p>
              </table:table-cell>
              <table:table-cell office:value-type="float" office:value="0.009658">
                <text:p>0.009658</text:p>
              </table:table-cell>
              <table:table-cell office:value-type="float" office:value="8.45196">
                <text:p>8.45196</text:p>
              </table:table-cell>
              <table:table-cell office:value-type="float" office:value="0.609397">
                <text:p>0.609397</text:p>
              </table:table-cell>
              <table:table-cell office:value-type="float" office:value="1.51926">
                <text:p>1.51926</text:p>
              </table:table-cell>
            </table:table-row>
            <table:table-row>
              <table:table-cell office:value-type="string">
                <text:p>IWLS_2002_AIG/LGSynth91/smlexamples/mult32a_synth.aig</text:p>
              </table:table-cell>
              <table:table-cell office:value-type="float" office:value="0.00765">
                <text:p>0.00765</text:p>
              </table:table-cell>
              <table:table-cell office:value-type="float" office:value="5.42792">
                <text:p>5.42792</text:p>
              </table:table-cell>
              <table:table-cell office:value-type="float" office:value="0.464026">
                <text:p>0.464026</text:p>
              </table:table-cell>
              <table:table-cell office:value-type="float" office:value="1.13397">
                <text:p>1.13397</text:p>
              </table:table-cell>
            </table:table-row>
            <table:table-row>
              <table:table-cell office:value-type="string">
                <text:p>IWLS_2002_AIG/texas/mult32a_orig.aig</text:p>
              </table:table-cell>
              <table:table-cell office:value-type="float" office:value="0.009753">
                <text:p>0.009753</text:p>
              </table:table-cell>
              <table:table-cell office:value-type="float" office:value="13.1056">
                <text:p>13.1056</text:p>
              </table:table-cell>
              <table:table-cell office:value-type="float" office:value="0.601842">
                <text:p>0.601842</text:p>
              </table:table-cell>
              <table:table-cell office:value-type="float" office:value="1.6175">
                <text:p>1.6175</text:p>
              </table:table-cell>
            </table:table-row>
            <table:table-row>
              <table:table-cell office:value-type="string">
                <text:p>IWLS_2002_AIG/texas/mult32a_sweep.aig</text:p>
              </table:table-cell>
              <table:table-cell office:value-type="float" office:value="0.009556">
                <text:p>0.009556</text:p>
              </table:table-cell>
              <table:table-cell office:value-type="float" office:value="7.69464">
                <text:p>7.69464</text:p>
              </table:table-cell>
              <table:table-cell office:value-type="float" office:value="0.676218">
                <text:p>0.676218</text:p>
              </table:table-cell>
              <table:table-cell office:value-type="float" office:value="1.18157">
                <text:p>1.18157</text:p>
              </table:table-cell>
            </table:table-row>
            <table:table-row>
              <table:table-cell office:value-type="string">
                <text:p>IWLS_2002_AIG/texas/mult32a_synth.aig</text:p>
              </table:table-cell>
              <table:table-cell office:value-type="float" office:value="0.007672">
                <text:p>0.007672</text:p>
              </table:table-cell>
              <table:table-cell office:value-type="float" office:value="12.4738">
                <text:p>12.4738</text:p>
              </table:table-cell>
              <table:table-cell office:value-type="float" office:value="0.525533">
                <text:p>0.525533</text:p>
              </table:table-cell>
              <table:table-cell office:value-type="float" office:value="1.17346">
                <text:p>1.17346</text:p>
              </table:table-cell>
            </table:table-row>
            <table:table-row>
              <table:table-cell office:value-type="string">
                <text:p>IWLS_2002_AIG/texas/mult32b_sweep.aig</text:p>
              </table:table-cell>
              <table:table-cell office:value-type="float" office:value="0.00904">
                <text:p>0.00904</text:p>
              </table:table-cell>
              <table:table-cell office:value-type="float" office:value="26.6228">
                <text:p>26.6228</text:p>
              </table:table-cell>
              <table:table-cell office:value-type="float" office:value="1.29887">
                <text:p>1.29887</text:p>
              </table:table-cell>
              <table:table-cell office:value-type="float" office:value="2.12352">
                <text:p>2.12352</text:p>
              </table:table-cell>
            </table:table-row>
            <table:table-row>
              <table:table-cell office:value-type="string">
                <text:p>IWLS_2002_AIG/texas/mult32b_synth.aig</text:p>
              </table:table-cell>
              <table:table-cell office:value-type="float" office:value="0.008578">
                <text:p>0.008578</text:p>
              </table:table-cell>
              <table:table-cell office:value-type="float" office:value="26.9467">
                <text:p>26.9467</text:p>
              </table:table-cell>
              <table:table-cell office:value-type="float" office:value="1.81045">
                <text:p>1.81045</text:p>
              </table:table-cell>
              <table:table-cell office:value-type="float" office:value="2.11756">
                <text:p>2.11756</text:p>
              </table:table-cell>
            </table:table-row>
            <table:table-row>
              <table:table-cell office:value-type="string">
                <text:p>IWLS_2002_AIG/LGSynth91/smlexamples/mult32b_sweep.aig</text:p>
              </table:table-cell>
              <table:table-cell office:value-type="float" office:value="0.009121">
                <text:p>0.009121</text:p>
              </table:table-cell>
              <table:table-cell office:value-type="float" office:value="36.9657">
                <text:p>36.9657</text:p>
              </table:table-cell>
              <table:table-cell office:value-type="float" office:value="1.80418">
                <text:p>1.80418</text:p>
              </table:table-cell>
              <table:table-cell office:value-type="float" office:value="2.15874">
                <text:p>2.15874</text:p>
              </table:table-cell>
            </table:table-row>
            <table:table-row>
              <table:table-cell office:value-type="string">
                <text:p>IWLS_2002_AIG/LGSynth91/smlexamples/mult32b_synth.aig</text:p>
              </table:table-cell>
              <table:table-cell office:value-type="float" office:value="0.008723">
                <text:p>0.008723</text:p>
              </table:table-cell>
              <table:table-cell office:value-type="float" office:value="37.9034">
                <text:p>37.9034</text:p>
              </table:table-cell>
              <table:table-cell office:value-type="float" office:value="3.07943">
                <text:p>3.07943</text:p>
              </table:table-cell>
              <table:table-cell office:value-type="float" office:value="2.11023">
                <text:p>2.11023</text:p>
              </table:table-cell>
            </table:table-row>
            <table:table-row>
              <table:table-cell office:value-type="string">
                <text:p>IWLS_2002_AIG/LGSynth91/smlexamples/mult32b_orig.aig</text:p>
              </table:table-cell>
              <table:table-cell office:value-type="float" office:value="0.010733">
                <text:p>0.010733</text:p>
              </table:table-cell>
              <table:table-cell office:value-type="float" office:value="33.9956">
                <text:p>33.9956</text:p>
              </table:table-cell>
              <table:table-cell office:value-type="float" office:value="2.08198">
                <text:p>2.0819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IWLS_2002_AIG/texas/mult32b_orig.aig</text:p>
              </table:table-cell>
              <table:table-cell office:value-type="float" office:value="0.010551">
                <text:p>0.010551</text:p>
              </table:table-cell>
              <table:table-cell office:value-type="float" office:value="34.1224">
                <text:p>34.1224</text:p>
              </table:table-cell>
              <table:table-cell office:value-type="float" office:value="1.70264">
                <text:p>1.70264</text:p>
              </table:table-cell>
              <table:table-cell office:value-type="float" office:value="2.74602">
                <text:p>2.74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